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1.4785in"/>
    </style:style>
    <style:style style:name="Table1.B" style:family="table-column">
      <style:table-column-properties style:column-width="2.7111in"/>
    </style:style>
    <style:style style:name="Table1.C" style:family="table-column">
      <style:table-column-properties style:column-width="2.5035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1.4208in"/>
    </style:style>
    <style:style style:name="Table2.B" style:family="table-column">
      <style:table-column-properties style:column-width="2.5069in"/>
    </style:style>
    <style:style style:name="Table2.C" style:family="table-column">
      <style:table-column-properties style:column-width="2.7653in"/>
    </style:style>
    <style:style style:name="Table2.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T1" style:family="text">
      <style:text-properties officeooo:rsid="00078d3b"/>
    </style:style>
    <style:style style:name="T2" style:family="text">
      <style:text-properties officeooo:rsid="00086f99"/>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Desafío Bootcamp: Aplicando lo Aprendido</text:h>
      <text:p text:style-name="Horizontal_20_Line"/>
      <text:h text:style-name="Heading_20_2" text:outline-level="2">1. ¿Qué es un Bootcamp y cuál es su propósito?</text:h>
      <text:p text:style-name="Text_20_body">Un <text:span text:style-name="Strong_20_Emphasis">bootcamp</text:span> es un programa intensivo de formación práctica, diseñado para enseñar habilidades técnicas en corto tiempo. Su objetivo es <text:span text:style-name="Strong_20_Emphasis">formar talento tecnológico de manera acelerada</text:span>, preparado para integrarse rápidamente al mercado laboral, sin necesidad de pasar por una carrera universitaria tradicional.</text:p>
      <text:p text:style-name="Text_20_body">Se enfocan en aprender haciendo, resolviendo problemas reales, basado <text:span text:style-name="T1">e</text:span>n <text:span text:style-name="T1">trabajo en </text:span>equipo, simulando el entorno profesional de la industria tecnológica, <text:span text:style-name="T1">aplicando buenas pràcticas de la industria</text:span>.</text:p>
      <text:p text:style-name="Horizontal_20_Line"/>
      <text:h text:style-name="Heading_20_2" text:outline-level="2">2. Metodologías de aprendizaje en bootcamps vs. metodologías tradicionales</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Aspecto</text:p>
            </table:table-cell>
            <table:table-cell table:style-name="Table1.A1" office:value-type="string">
              <text:p text:style-name="Table_20_Heading">Bootcamps</text:p>
            </table:table-cell>
            <table:table-cell table:style-name="Table1.A1" office:value-type="string">
              <text:p text:style-name="Table_20_Heading">Educación tradicional</text:p>
            </table:table-cell>
          </table:table-row>
        </table:table-header-rows>
        <table:table-row>
          <table:table-cell table:style-name="Table1.A1" office:value-type="string">
            <text:p text:style-name="Table_20_Contents">Enfoque</text:p>
          </table:table-cell>
          <table:table-cell table:style-name="Table1.A1" office:value-type="string">
            <text:p text:style-name="Table_20_Contents">Práctico y basado en proyectos reales</text:p>
          </table:table-cell>
          <table:table-cell table:style-name="Table1.A1" office:value-type="string">
            <text:p text:style-name="Table_20_Contents">Teórico y basado en asignaturas</text:p>
          </table:table-cell>
        </table:table-row>
        <table:table-row>
          <table:table-cell table:style-name="Table1.A1" office:value-type="string">
            <text:p text:style-name="Table_20_Contents">Tiempo de formación</text:p>
          </table:table-cell>
          <table:table-cell table:style-name="Table1.A1" office:value-type="string">
            <text:p text:style-name="Table_20_Contents">Corto (2 a 6 meses)</text:p>
          </table:table-cell>
          <table:table-cell table:style-name="Table1.A1" office:value-type="string">
            <text:p text:style-name="Table_20_Contents">Largo (3 a 5 años)</text:p>
          </table:table-cell>
        </table:table-row>
        <table:table-row>
          <table:table-cell table:style-name="Table1.A1" office:value-type="string">
            <text:p text:style-name="Table_20_Contents">Evaluación</text:p>
          </table:table-cell>
          <table:table-cell table:style-name="Table1.A1" office:value-type="string">
            <text:p text:style-name="Table_20_Contents">Basada en proyectos y desafíos</text:p>
          </table:table-cell>
          <table:table-cell table:style-name="Table1.A1" office:value-type="string">
            <text:p text:style-name="Table_20_Contents">Pruebas escritas, parciales, exámenes</text:p>
          </table:table-cell>
        </table:table-row>
        <table:table-row>
          <table:table-cell table:style-name="Table1.A1" office:value-type="string">
            <text:p text:style-name="Table_20_Contents">Rol del estudiante</text:p>
          </table:table-cell>
          <table:table-cell table:style-name="Table1.A1" office:value-type="string">
            <text:p text:style-name="Table_20_Contents">Protagonista activo (aprender haciendo)</text:p>
          </table:table-cell>
          <table:table-cell table:style-name="Table1.A1" office:value-type="string">
            <text:p text:style-name="Table_20_Contents">Más pasivo (escuchar, tomar apuntes)</text:p>
          </table:table-cell>
        </table:table-row>
        <table:table-row>
          <table:table-cell table:style-name="Table1.A1" office:value-type="string">
            <text:p text:style-name="Table_20_Contents">Trabajo colaborativo</text:p>
          </table:table-cell>
          <table:table-cell table:style-name="Table1.A1" office:value-type="string">
            <text:p text:style-name="Table_20_Contents">Fundamental </text:p>
          </table:table-cell>
          <table:table-cell table:style-name="Table1.A1" office:value-type="string">
            <text:p text:style-name="Table_20_Contents">Depende del profesor o carrera</text:p>
          </table:table-cell>
        </table:table-row>
      </table:table>
      <text:p text:style-name="Text_20_body"/>
      <text:p text:style-name="Text_20_body">Los bootcamps <text:span text:style-name="Strong_20_Emphasis">simulan un entorno laboral</text:span> donde se prioriza el aprendizaje aplicando conocimientos de forma directa. </text:p>
      <text:p text:style-name="Horizontal_20_Line"/>
      <text:h text:style-name="Heading_20_2" text:outline-level="2">3. Herramientas esenciales utilizadas</text:h>
      <text:p text:style-name="Text_20_body">Durante <text:span text:style-name="T1">estos</text:span> curso, <text:span text:style-name="T1">se utilizan</text:span> varias herramientas que permiten el aprendizaje ágil, comunicación efectiva y gestión de proyectos. Entre las más relevantes están:</text:p>
      <text:list text:style-name="L1">
        <text:list-item>
          <text:p text:style-name="P1">Plataforma educativa como Moodle, Notion o Canvas donde se centralizan clases, recursos y tareas.</text:p>
        </text:list-item>
        <text:list-item>
          <text:p text:style-name="P1"><text:span text:style-name="Strong_20_Emphasis">Herramientas de comunicación:</text:span> Slack, Discord, Microsoft Teams o Zoom para interacción constante entre estudiantes, mentores y coordinadores.</text:p>
        </text:list-item>
        <text:list-item>
          <text:p text:style-name="P1"><text:span text:style-name="Strong_20_Emphasis">Gestión de proyectos:</text:span> Trello, Notion, Jira o Asana para organizar tareas, proyectos grupales y seguimientos semanales.</text:p>
        </text:list-item>
        <text:list-item>
          <text:p text:style-name="P1"><text:soft-page-break/><text:span text:style-name="Strong_20_Emphasis">Desarrollo técnico:</text:span> GitHub para control de versiones y colaboración, Visual Studio Code como editor, y terminales o notebooks (Jupyter) para pruebas de código.</text:p>
        </text:list-item>
      </text:list>
      <text:p text:style-name="Text_20_body">Estas herramientas simulan las que se utilizan en empresas reales y permiten adquirir experiencia práctica en entornos colaborativos.</text:p>
      <text:p text:style-name="Horizontal_20_Line"/>
      <text:h text:style-name="Heading_20_2" text:outline-level="2">4. Habilidades personales clave y estrategias para desarrollarlas</text:h>
      <text:p text:style-name="Text_20_body">En un bootcamp no basta con habilidades técnicas. También se necesita:</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Habilidad personal</text:p>
            </table:table-cell>
            <table:table-cell table:style-name="Table2.A1" office:value-type="string">
              <text:p text:style-name="Table_20_Heading">¿Por qué es clave?</text:p>
            </table:table-cell>
            <table:table-cell table:style-name="Table2.A1" office:value-type="string">
              <text:p text:style-name="Table_20_Heading">¿Cómo desarrollarla?</text:p>
            </table:table-cell>
          </table:table-row>
        </table:table-header-rows>
        <table:table-row>
          <table:table-cell table:style-name="Table2.A1" office:value-type="string">
            <text:p text:style-name="Table_20_Contents">Resiliencia</text:p>
          </table:table-cell>
          <table:table-cell table:style-name="Table2.A1" office:value-type="string">
            <text:p text:style-name="Table_20_Contents">Superar la frustración al enfrentar errores</text:p>
          </table:table-cell>
          <table:table-cell table:style-name="Table2.A1" office:value-type="string">
            <text:p text:style-name="Table_20_Contents">Tomar los errores como parte del proceso, pedir ayuda</text:p>
          </table:table-cell>
        </table:table-row>
        <table:table-row>
          <table:table-cell table:style-name="Table2.A1" office:value-type="string">
            <text:p text:style-name="Table_20_Contents">Autonomía</text:p>
          </table:table-cell>
          <table:table-cell table:style-name="Table2.A1" office:value-type="string">
            <text:p text:style-name="Table_20_Contents">Avanzar por cuenta propia y buscar soluciones</text:p>
          </table:table-cell>
          <table:table-cell table:style-name="Table2.A1" office:value-type="string">
            <text:p text:style-name="Table_20_Contents">Investigar por sí mismo y practicar diariamente</text:p>
          </table:table-cell>
        </table:table-row>
        <table:table-row>
          <table:table-cell table:style-name="Table2.A1" office:value-type="string">
            <text:p text:style-name="Table_20_Contents">Trabajo en equipo</text:p>
          </table:table-cell>
          <table:table-cell table:style-name="Table2.A1" office:value-type="string">
            <text:p text:style-name="Table_20_Contents">Resolver tareas colaborativamente</text:p>
          </table:table-cell>
          <table:table-cell table:style-name="Table2.A1" office:value-type="string">
            <text:p text:style-name="Table_20_Contents">Participar en grupos, compartir dudas y soluciones</text:p>
          </table:table-cell>
        </table:table-row>
        <table:table-row>
          <table:table-cell table:style-name="Table2.A1" office:value-type="string">
            <text:p text:style-name="Table_20_Contents">Gestión del tiempo</text:p>
          </table:table-cell>
          <table:table-cell table:style-name="Table2.A1" office:value-type="string">
            <text:p text:style-name="Table_20_Contents">Cumplir entregas y organizarse</text:p>
          </table:table-cell>
          <table:table-cell table:style-name="Table2.A1" office:value-type="string">
            <text:p text:style-name="Table_20_Contents">Usar calendario, checklist y bloques de tiempo</text:p>
          </table:table-cell>
        </table:table-row>
        <table:table-row>
          <table:table-cell table:style-name="Table2.A1" office:value-type="string">
            <text:p text:style-name="Table_20_Contents">Comunicación efectiva</text:p>
          </table:table-cell>
          <table:table-cell table:style-name="Table2.A1" office:value-type="string">
            <text:p text:style-name="Table_20_Contents">Explicar ideas técnicas de forma clara</text:p>
          </table:table-cell>
          <table:table-cell table:style-name="Table2.A1" office:value-type="string">
            <text:p text:style-name="Table_20_Contents">Practicar presentar avances, hacer preguntas claras</text:p>
          </table:table-cell>
        </table:table-row>
      </table:table>
      <text:p text:style-name="Horizontal_20_Line"/>
      <text:h text:style-name="Heading_20_2" text:outline-level="2">5. Caso práctico: ¿Qué consejo darías a alguien sin experiencia?</text:h>
      <text:p text:style-name="Text_20_body"><text:span text:style-name="Strong_20_Emphasis">Caso:</text:span> Andrea tiene 28 años, trabaja en atención al cliente y nunca ha programado, pero quiere cambiar de carrera y entrar a un bootcamp de desarrollo web.</text:p>
      <text:p text:style-name="Text_20_body"><text:span text:style-name="Strong_20_Emphasis">Consejos clave para Andrea:</text:span></text:p>
      <text:list text:style-name="L2">
        <text:list-item>
          <text:p text:style-name="P2"><text:span text:style-name="Strong_20_Emphasis">Cree en el proceso:</text:span> No se necesita experiencia previa, pero sí compromiso y disciplina.</text:p>
        </text:list-item>
        <text:list-item>
          <text:p text:style-name="P2"><text:span text:style-name="Strong_20_Emphasis">Practica todos los días:</text:span> <text:span text:style-name="T2">La</text:span> constancia es más importante que el talento.</text:p>
        </text:list-item>
        <text:list-item>
          <text:p text:style-name="P2"><text:span text:style-name="Strong_20_Emphasis">Pide ayuda sin miedo:</text:span> Los bootcamps están diseñados para aprender en <text:span text:style-name="T2">equipo.</text:span></text:p>
        </text:list-item>
        <text:list-item>
          <text:p text:style-name="P2"><text:span text:style-name="Strong_20_Emphasis">No temas equivocarte:</text:span> Aprender a programar incluye fallar, corregir y mejorar.</text:p>
        </text:list-item>
        <text:list-item>
          <text:p text:style-name="P2"><text:span text:style-name="Strong_20_Emphasis">Aprovecha los recursos gratuitos previos:</text:span> Hay cursos introductorios, videos y ejercicios que puede hacer antes del inicio <text:span text:style-name="T2">(youtube, Coursera, Platzi, Udemy)</text:span>.</text:p>
        </text:list-item>
      </text:list>
      <text:p text:style-name="Quotations">Con mentalida<text:span text:style-name="T2">d</text:span> de crecimiento <text:span text:style-name="T2">y constancia</text:span>, cualquier persona motivada puede completar con éxito un bootcamp y abrir nuevas oportunidades laborales.</text:p>
      <text:p text:style-name="Horizontal_20_Line"/>
      <text:h text:style-name="Heading_20_2" text:outline-level="2"><text:soft-page-break/>🧠 Conclusión</text:h>
      <text:p text:style-name="Text_20_body">Un bootcamp es una puerta de entrada intensiva y práctica al mundo tecnológico. Es una alternativa efectiva tanto para personas que buscan reconvertirse laboralmente como para quienes desean especializarse en un área específica. Aunque el proceso puede ser exigente, contar con las herramientas adecuadas, una actitud positiva y habilidades personales bien desarrolladas es clave para aprovechar al máximo esta experiencia formativa.</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8T22:36:17.311412192</meta:creation-date>
    <dc:date>2025-05-28T22:59:26.396951784</dc:date>
    <meta:editing-duration>PT1M18S</meta:editing-duration>
    <meta:editing-cycles>1</meta:editing-cycles>
    <meta:document-statistic meta:table-count="2" meta:image-count="0" meta:object-count="0" meta:page-count="3" meta:paragraph-count="62" meta:word-count="586" meta:character-count="4054" meta:non-whitespace-character-count="3537"/>
    <meta:generator>LibreOffice/24.8.6.2$Linux_X86_64 LibreOffice_project/d50be90c1d90f0f90a5235ffcbbafbbfa38a83c2</meta:generator>
  </office:meta>
</office:document-meta>
</file>